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left" draw:textarea-vertical-align="top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5.461cm">
          <text:p text:style-name="P1"><text:span text:style-name="T1">! 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25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4.699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635cm" svg:x="16.764cm" svg:y="6.09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2.667cm" svg:y="1.651cm">
          <text:p text:style-name="P1"><text:span text:style-name="T1">C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0.635cm" svg:x="0.508cm" svg:y="1.651cm">
          <text:p text:style-name="P3"><text:span text:style-name="T2">NOR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635cm" svg:x="0.508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032cm" svg:height="0.635cm" svg:x="0.508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32cm" svg:height="0.635cm" svg:x="0.508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032cm" svg:height="0.635cm" svg:x="0.508cm" svg:y="5.46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032cm" svg:height="0.635cm" svg:x="2.54cm" svg:y="1.016cm">
          <text:p text:style-name="P3"><text:span text:style-name="T2">NOR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.54cm" svg:y1="1.651cm" svg:x2="18.796cm" svg:y2="1.651cm">
          <text:p/>
        </draw:line>
        <draw:line draw:style-name="gr23" draw:text-style-name="P3" draw:layer="layout" svg:x1="2.54cm" svg:y1="6.731cm" svg:x2="18.796cm" svg:y2="6.731cm">
          <text:p/>
        </draw:line>
        <draw:line draw:style-name="gr23" draw:text-style-name="P3" draw:layer="layout" svg:x1="18.796cm" svg:y1="6.731cm" svg:x2="18.796cm" svg:y2="1.651cm">
          <text:p/>
        </draw:line>
        <draw:line draw:style-name="gr23" draw:text-style-name="P3" draw:layer="layout" svg:x1="2.54cm" svg:y1="6.096cm" svg:x2="16.764cm" svg:y2="6.096cm">
          <text:p/>
        </draw:line>
        <draw:line draw:style-name="gr23" draw:text-style-name="P3" draw:layer="layout" svg:x1="16.764cm" svg:y1="6.096cm" svg:x2="16.764cm" svg:y2="1.651cm">
          <text:p/>
        </draw:line>
        <draw:frame draw:style-name="gr24" draw:text-style-name="P6" draw:layer="layout" svg:width="18.288cm" svg:height="0.683cm" svg:x="0.508cm" svg:y="6.937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25" draw:text-style-name="P4" draw:layer="layout" svg:width="2.032cm" svg:height="0.635cm" svg:x="4.572cm" svg:y="1.016cm">
          <text:p text:style-name="P3"><text:span text:style-name="T2">DENORM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032cm" svg:height="0.635cm" svg:x="0.508cm" svg:y="2.286cm">
          <text:p text:style-name="P3"><text:span text:style-name="T2">DENORM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.54cm" svg:y1="1.651cm" svg:x2="2.54cm" svg:y2="6.731cm">
          <text:p/>
        </draw:line>
        <draw:line draw:style-name="gr23" draw:text-style-name="P3" draw:layer="layout" svg:x1="2.54cm" svg:y1="4.191cm" svg:x2="10.668cm" svg:y2="4.191cm">
          <text:p/>
        </draw:line>
        <draw:line draw:style-name="gr23" draw:text-style-name="P3" draw:layer="layout" svg:x1="10.668cm" svg:y1="4.191cm" svg:x2="10.668cm" svg:y2="1.651cm">
          <text:p/>
        </draw:line>
        <draw:custom-shape draw:style-name="gr27" draw:text-style-name="P2" draw:layer="layout" svg:width="2.032cm" svg:height="0.635cm" svg:x="10.668cm" svg:y="4.191cm">
          <text:p text:style-name="P1"><text:span text:style-name="T1">EQ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064cm" svg:height="1.27cm" svg:x="6.604cm" svg:y="2.921cm">
          <text:p text:style-name="P1"><text:span text:style-name="T1">EQ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0.635cm" svg:x="12.7cm" svg:y="4.826cm">
          <text:p text:style-name="P1"><text:span text:style-name="T1">EQ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5:16:07</dc:date>
    <dc:creator>Yam </dc:creator>
    <meta:editing-duration>PT54M35S</meta:editing-duration>
    <meta:editing-cycles>32</meta:editing-cycles>
    <meta:generator>LibreOffice/3.5$Linux_x86 LibreOffice_project/350m1$Build-2</meta:generator>
    <meta:document-statistic meta:object-count="35"/>
  </office:meta>
</office:document-meta>
</file>